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1"/>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text-properties fo:background-color="#ffff00"/>
    </style:style>
    <style:style style:name="P11" style:family="paragraph" style:parent-style-name="Text_20_body">
      <style:text-properties style:font-name="Calibri"/>
    </style:style>
    <style:style style:name="P12" style:family="paragraph" style:parent-style-name="Heading" style:master-page-name="MP0">
      <style:paragraph-properties style:page-number="auto" fo:break-before="page"/>
      <style:text-properties fo:language="pl" fo:country="PL"/>
    </style:style>
    <style:style style:name="P13" style:family="paragraph" style:parent-style-name="Heading_20_2">
      <style:text-properties fo:language="pl" fo:country="PL"/>
    </style:style>
    <style:style style:name="P14" style:family="paragraph" style:parent-style-name="Heading_20_2">
      <style:text-properties style:font-name="Calibri1" fo:language="pl" fo:country="PL"/>
    </style:style>
    <style:style style:name="P15" style:family="paragraph" style:parent-style-name="Dialog">
      <style:text-properties style:font-name="Calibri1"/>
    </style:style>
    <style:style style:name="P16" style:family="paragraph" style:parent-style-name="Text_20_body">
      <style:text-properties style:font-name="Calibri"/>
    </style:style>
    <style:style style:name="T1" style:family="text">
      <style:text-properties fo:language="pl" fo:country="PL"/>
    </style:style>
    <style:style style:name="T2" style:family="text">
      <style:text-properties style:font-name="Calibri2"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language="pl" fo:country="PL" fo:font-weight="normal" style:font-weight-asian="normal" style:font-weight-complex="normal"/>
    </style:style>
    <style:style style:name="T9" style:family="text">
      <style:text-properties style:font-name="Calibri1" fo:background-color="#ffff00"/>
    </style:style>
    <style:style style:name="T10"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ynastia Sobieskich – tom II, „Pola Chwały”</text:p>
      <text:h text:style-name="P13"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Text_20_body"><text:span text:style-name="T1">Dobrze na koniu nie je</text:span><text:span text:style-name="T7">ź</text:span><text:span text:style-name="T4">dzi</text:span><text:span text:style-name="T7">ł</text:span><text:span text:style-name="T4">, radzi</text:span><text:span text:style-name="T7">ł</text:span><text:span text:style-name="T4"> sobie jednak jako</text:span><text:span text:style-name="T7">ś</text:span><text:span text:style-name="T4">, wi</text:span><text:span text:style-name="T7">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text:span><text:span text:style-name="T7">ł</text:span><text:span text:style-name="T7"> też Szymonowi Jan Pliszka, weteran stary, który się <text:s/>- jak powiada</text:span><text:span text:style-name="T7">ł -</text:span><text:span text:style-name="T7"> wreszcie pod prawdziwym wodzem wojować zaci</text:span><text:span text:style-name="T7">ą</text:span><text:span text:style-name="T7">gn</text:span><text:span text:style-name="T7">ął</text:span><text:span text:style-name="T7"> - że walczy się pieszo, a konno się między bitwami przejeżdża. To i wiele innych rad dawa</text:span><text:span text:style-name="T7">ł</text:span><text:span text:style-name="T7"> Jan m</text:span><text:span text:style-name="T7">ł</text:span><text:span text:style-name="T7">odym rekrutom, i opowiada</text:span><text:span text:style-name="T7">ł</text:span><text:span text:style-name="T7"> o pochodach i zwyci</text:span><text:span text:style-name="T7">ę</text:span><text:span text:style-name="T7">stwach wielkich z wojen z Moskw</text:span><text:span text:style-name="T7">ą</text:span><text:span text:style-name="T7"> pod panem Paw</text:span><text:span text:style-name="T7">ł</text:span><text:span text:style-name="T7">em Sapieh</text:span><text:span text:style-name="T7">ą</text:span><text:span text:style-name="T7">, i z Kozakami pobuntowanymi pod panem Czarnieckim, co ca</text:span><text:span text:style-name="T7">ł</text:span><text:span text:style-name="T7">ej Ukrainy postrachem by</text:span><text:span text:style-name="T7">ł</text:span><text:span text:style-name="T7">, p</text:span><text:span text:style-name="T7">ó</text:span><text:span text:style-name="T7">ki </text:span><text:span text:style-name="T7">ż</text:span><text:span text:style-name="T7">ywota wojuj</text:span><text:span text:style-name="T7">ą</text:span><text:span text:style-name="T7">c od zm</text:span><text:span text:style-name="T7">ę</text:span><text:span text:style-name="T7">czenia nie dokona</text:span><text:span text:style-name="T7">ł</text:span><text:span text:style-name="T7">. Zaczyna</text:span><text:span text:style-name="T7">ł</text:span><text:span text:style-name="T7"> zatem t</text:span><text:span text:style-name="T7">ę</text:span><text:span text:style-name="T7">skni</text:span><text:span text:style-name="T7">ć</text:span><text:span text:style-name="T7"> m</text:span><text:span text:style-name="T7">ł</text:span><text:span text:style-name="T7">ody </text:span><text:span text:style-name="T7">ż</text:span><text:span text:style-name="T7">o</text:span><text:span text:style-name="T7">ł</text:span><text:span text:style-name="T7">nierz za wojaczk</text:span><text:span text:style-name="T7">ą</text:span><text:span text:style-name="T7">, co trudy przynosi, ale i chwa</text:span><text:span text:style-name="T7">łę i przygody, a czasem łup.</text:span></text:p>
      <text:p text:style-name="Text_20_body"><text:span text:style-name="T7">Po kilku tygodniach </text:span><text:span text:style-name="T7">ć</text:span><text:span text:style-name="T7">wicze</text:span><text:span text:style-name="T7">ń</text:span><text:span text:style-name="T7"> wydano dragonom nowe, czerwone kolety, nowe buty, spodnie i ko</text:span><text:span text:style-name="T7">ł</text:span><text:span text:style-name="T7">paczki, uzupe</text:span><text:span text:style-name="T7">ł</text:span><text:span text:style-name="T7">niono amunicj</text:span><text:span text:style-name="T7">ę</text:span><text:span text:style-name="T7">, i wyp</text:span><text:span text:style-name="T7">ł</text:span><text:span text:style-name="T7">acono srebrn</text:span><text:span text:style-name="T7">ą</text:span><text:span text:style-name="T7"> monet</text:span><text:span text:style-name="T7">ą</text:span><text:span text:style-name="T7"> </text:span><text:span text:style-name="T7">ż</text:span><text:span text:style-name="T7">o</text:span><text:span text:style-name="T7">ł</text:span><text:span text:style-name="T7">d za pierwszy kwarta</text:span><text:span text:style-name="T7">ł</text:span><text:span text:style-name="T7">, surowo przykazuj</text:span><text:span text:style-name="T7">ą</text:span><text:span text:style-name="T7">c wyda</text:span><text:span text:style-name="T7">ć</text:span><text:span text:style-name="T7"> go na zaopatrzenie w </text:span><text:span text:style-name="T7">ż</text:span><text:span text:style-name="T7">ywno</text:span><text:span text:style-name="T7">ść</text:span><text:span text:style-name="T7">. Dwa dni p</text:span><text:span text:style-name="T7">óź</text:span><text:span text:style-name="T7">niej regiment wyruszy</text:span><text:span text:style-name="T7">ł</text:span><text:span text:style-name="T7">. </text:span><text:span text:style-name="T1">Dalej mastzerowa</text:span><text:span text:style-name="T7">ł</text:span><text:span text:style-name="T4">y albo konno jecha</text:span><text:span text:style-name="T7">ł</text:span><text:span text:style-name="T4">y</text:span><text:span text:style-name="T1"> inne, nowo sformowane regimenty z całej wiernej królowi Rzeczypospolitej. Ciągneły różnymi drogami w stronę Rusi wśród wzgórz Roztocza. Im bliżej Lwowa, tym gęściej patrolowały na tych wzgórzach oddziały kawalerii koronnej, aby ciekawe oczy szpiegów </text:span><text:soft-page-break/><text:span text:style-name="T1">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text:span><text:span text:style-name="T1">jazdy zwanej wołoską, którą dowodził jeszcze porucznik jeszcze młodszy wiekiem, młodzian prawie, drobnej postawy, od ucha do ucha roześmiany.</text:span></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3"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kroków przed pikinierami stał feldw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oft-page-break/><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text:span><text:span text:style-name="T2">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text:soft-page-break/>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text:span><text:soft-page-break/><text:span text:style-name="T4">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bo wi</text:span><text:span text:style-name="T7">ę</text:span><text:span text:style-name="T4">cej trawnik jeden u niego w Versalu kosztuje ni</text:span><text:span text:style-name="T7">ź</text:span><text:span text:style-name="T4">li to wsparcie dla nas.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a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 Fortecę dobywać kawalerią?</text:p>
      <text:p text:style-name="Dialog"><text:span text:style-name="T6">- 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text:span><text:span text:style-name="T6">panowania swego ufać nie kazał. Jednak przydał się tutaj pan Wiszinoiu i jego ziomkowie, gdy się u </text:span><text:span text:style-name="T6">chłopów mołdawskich o transportach do Kamieńca wywiadywał.</text:span><text:span text:style-name="T9"> Jakie</text:span><text:span text:style-name="T9">ś</text:span><text:span text:style-name="T9"> przej</text:span><text:span text:style-name="T9">ś</text:span><text:span text:style-name="T9">cie.</text:span><text:span text:style-name="T6"> Ostrowski </text:span><text:span text:style-name="T6">ś</text:span><text:span text:style-name="T6">cisn</text:span><text:span text:style-name="T6">ął</text:span><text:span text:style-name="T6"> kolanami konia i skr</text:span><text:span text:style-name="T6">ę</text:span><text:span text:style-name="T6">ci</text:span><text:span text:style-name="T6">ł</text:span><text:span text:style-name="T6"> pomi</text:span><text:span text:style-name="T6">ę</text:span><text:span text:style-name="T6">dzy drzewami w kierunku traktu. Wiedzia</text:span><text:span text:style-name="T6">ł</text:span><text:span text:style-name="T6"> </text:span><text:span text:style-name="T6">ż</text:span><text:span text:style-name="T6">e stajanie za nimi to samo robi</text:span><text:span text:style-name="T6">ł</text:span><text:span text:style-name="T6">a chor</text:span><text:span text:style-name="T6">ą</text:span><text:span text:style-name="T6">giwe pancerna pod panem Starczy</text:span><text:span text:style-name="T6">ń</text:span><text:span text:style-name="T6">skim, bior</text:span><text:span text:style-name="T6">ą</text:span><text:span text:style-name="T6">c transport i jego eskort</text:span><text:span text:style-name="T6">ę</text:span><text:span text:style-name="T6"> w kleszcze. Gdy ju</text:span><text:span text:style-name="T6">ż</text:span><text:span text:style-name="T6"> przez rzedniej</text:span><text:span text:style-name="T6">ą</text:span><text:span text:style-name="T6">ce drzewa widzia</text:span><text:span text:style-name="T6">ł</text:span><text:span text:style-name="T6"> drog</text:span><text:span text:style-name="T6">ę</text:span><text:span text:style-name="T6"> a za ni</text:span><text:span text:style-name="T6">ą</text:span><text:span text:style-name="T6"> przeciwleg</text:span><text:span text:style-name="T6">ł</text:span><text:span text:style-name="T6">e zbocze, wyci</text:span><text:span text:style-name="T6">ą</text:span><text:span text:style-name="T6">gn</text:span><text:span text:style-name="T6">ął</text:span><text:span text:style-name="T6"> nabity pistolet i strzeli</text:span><text:span text:style-name="T6">ł</text:span><text:span text:style-name="T6"> w kierunku janczar</text:span><text:span text:style-name="T6">ó</text:span><text:span text:style-name="T6">w, bod</text:span><text:span text:style-name="T6">ą</text:span><text:span text:style-name="T6">c konia jednocze</text:span><text:span text:style-name="T6">ś</text:span><text:span text:style-name="T6">nie pi</text:span><text:span text:style-name="T6">ę</text:span><text:span text:style-name="T6">tami. Ca</text:span><text:span text:style-name="T6">ł</text:span><text:span text:style-name="T6">a chor</text:span><text:span text:style-name="T6">ą</text:span><text:span text:style-name="T6">giew lekka podskoczy</text:span><text:span text:style-name="T6">ł</text:span><text:span text:style-name="T6">a jednocze</text:span><text:span text:style-name="T6">ś</text:span><text:span text:style-name="T6">nie galopem i wy</text:span><text:span text:style-name="T6">ł</text:span><text:span text:style-name="T6">oni</text:span><text:span text:style-name="T6">ł</text:span><text:span text:style-name="T6">a si</text:span><text:span text:style-name="T6">ę</text:span><text:span text:style-name="T6"> tu</text:span><text:span text:style-name="T6">ż</text:span><text:span text:style-name="T6"> przed zaskoczon</text:span><text:span text:style-name="T6">ą</text:span><text:span text:style-name="T6"> eskort</text:span><text:span text:style-name="T6">ą</text:span><text:span text:style-name="T6">. Janczarscy muszkieterowie zatkn</text:span><text:span text:style-name="T6">ę</text:span><text:span text:style-name="T6">li <text:s/>wide</text:span><text:span text:style-name="T6">ł</text:span><text:span text:style-name="T6">ki i opar</text:span><text:span text:style-name="T6">ł</text:span><text:span text:style-name="T6">szy o nie muszkiety, oddali chaotyczn</text:span><text:span text:style-name="T6">ą</text:span><text:span text:style-name="T6"> salw</text:span><text:span text:style-name="T6">ę</text:span><text:span text:style-name="T6"> w kierunku przelatuj</text:span><text:span text:style-name="T6">ą</text:span><text:span text:style-name="T6">cej przed nimi konnicy, lecz ta b</text:span><text:span text:style-name="T6">ę</text:span><text:span text:style-name="T6">d</text:span><text:span text:style-name="T6">ą</text:span><text:span text:style-name="T6">c w pe</text:span><text:span text:style-name="T6">ł</text:span><text:span text:style-name="T6">nym p</text:span><text:span text:style-name="T6">ę</text:span><text:span text:style-name="T6">dzie min</text:span><text:span text:style-name="T6">ęł</text:span><text:span text:style-name="T6">a ich ju</text:span><text:span text:style-name="T6">ż</text:span><text:span text:style-name="T6"> i na </text:span><text:span text:style-name="T6">ś</text:span><text:span text:style-name="T6">cian</text:span><text:span text:style-name="T6">ę</text:span><text:span text:style-name="T6"> w</text:span><text:span text:style-name="T6">ą</text:span><text:span text:style-name="T6">wozu si</text:span><text:span text:style-name="T6">ę</text:span><text:span text:style-name="T6"> wspina</text:span><text:span text:style-name="T6">ł</text:span><text:span text:style-name="T6">a, w tym miejscu </text:span><text:span text:style-name="T6">ł</text:span><text:span text:style-name="T6">agodniejsz</text:span><text:span text:style-name="T6">ą</text:span><text:span text:style-name="T6">. Ledwo przebrzmia</text:span><text:span text:style-name="T6">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text:span><text:soft-page-break/><text:span text:style-name="T6">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4"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text:span><text:soft-page-break/><text:span text:style-name="T6">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text:span><text:span text:style-name="T3">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r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6"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text:span><text:soft-page-break/><text:span text:style-name="T6">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Tylko ten Benedykt Sapieha... zdecydowanie rz</text:span><text:span text:style-name="T6">ą</text:span><text:span text:style-name="T3">dzi ca</text:span><text:span text:style-name="T6">ł</text:span><text:span text:style-name="T3">ym klanem, </text:span><text:span text:style-name="T6">ż</text:span><text:span text:style-name="T3">aden z Sapieh</text:span><text:span text:style-name="T6">ó</text:span><text:span text:style-name="T3">w nie </text:span><text:span text:style-name="T6">ś</text:span><text:span text:style-name="T3">mie nawet otworzy</text:span><text:span text:style-name="T6">ć</text:span><text:span text:style-name="T3"> ust na sejmiku bez jego pozwolenia. Dobrze </text:span><text:span text:style-name="T6">ż</text:span><text:span text:style-name="T3">e teraz nasz</text:span><text:span text:style-name="T6">ą</text:span><text:span text:style-name="T3"> spraw</text:span><text:span text:style-name="T6">ę</text:span><text:span text:style-name="T3"> popiera, ale jak d</text:span><text:span text:style-name="T6">ł</text:span><text:span text:style-name="T3">ugo? Nawet nie pr</text:span><text:span text:style-name="T6">ó</text:span><text:span text:style-name="T3">bowa</text:span><text:span text:style-name="T6">ł</text:span><text:span text:style-name="T3"> ksi</text:span><text:span text:style-name="T6">ążę</text:span><text:span text:style-name="T3"> Micha</text:span><text:span text:style-name="T6">ł</text:span><text:span text:style-name="T3"> wnika</text:span><text:span text:style-name="T6">ć</text:span><text:span text:style-name="T3"> w motywy post</text:span><text:span text:style-name="T6">ę</text:span><text:span text:style-name="T3">powania Sapiehy. Do</text:span><text:span text:style-name="T6">łą</text:span><text:span text:style-name="T3">czy</text:span><text:span text:style-name="T6">ł</text:span><text:span text:style-name="T3"> do anty-Pacowskiej, i pro-Sobieskiej konfederacji przez Sapieh</text:span><text:span text:style-name="T6">ę</text:span><text:span text:style-name="T3"> zorganizowanej.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niedawno dragonię koronną, i pomaszerował przez </text:span><text:span text:style-name="T9">Pińsk</text:span><text:span text:style-name="T6"> na południe. Zostawi</text:span><text:span text:style-name="T6">ł</text:span><text:span text:style-name="T6"> Litw</text:span><text:span text:style-name="T6">ę</text:span><text:span text:style-name="T6"> jako </text:span><text:span text:style-name="T9">pole rozgrywki </text:span><text:span text:style-name="T6">dla Sapieh</text:span><text:span text:style-name="T6">ó</text:span><text:span text:style-name="T6">w i Pac</text:span><text:span text:style-name="T6">ó</text:span><text:span text:style-name="T6">w. </text:span></text:p>
      <text:p text:style-name="P11">Szymon Becza<text:span text:style-name="T6">ł</text:span>a pierwszy raz w <text:span text:style-name="T6">ż</text:span>yciu by<text:span text:style-name="T6">ł</text:span> za granic<text:span text:style-name="T6">ą swojego województwa</text:span>. Tote<text:span text:style-name="T6">ż</text:span> z wielk<text:span text:style-name="T6">ą</text:span> uwag<text:span text:style-name="T6">ą</text:span> spogl<text:span text:style-name="T6">ą</text:span>da<text:span text:style-name="T6">ł</text:span> na Litw<text:span text:style-name="T6">ę</text:span>, kraj troch<text:span text:style-name="T6">ę</text:span> wszak do ojczyzny podobny. Podobne n<text:span text:style-name="T6">ę</text:span>dzne wsie, pola, miasteczka liche. Wi<text:span text:style-name="T6">ę</text:span>cej las<text:span text:style-name="T6">ó</text:span>w, ludzie ubierali si<text:span text:style-name="T6">ę</text:span> do<text:span text:style-name="T6">ść</text:span> podobnie, cho<text:span text:style-name="T6">ć mówili ledwie że zrozumiale. Regiment dragonów oddzielił się kilka dni temu od reszty wojsk maszerujących na Ruś i poszedł bardziej na północ. Wkrótce dotarli do warownego obozu pod Dubnem, gdzie spotkali sp</text:span><text:span text:style-name="T6">ł</text:span><text:span text:style-name="T6">ywaj</text:span><text:span text:style-name="T6">ą</text:span><text:span text:style-name="T6">ce z Litwy wojska hetmana polnego Michała Radziwiłła. Jan Pliszka zwrócił uwagę Szymona na lichsze niż w Koronie wyposażenie wojaków litewskich. Tak i średniej jazdy nie nazywano na Litwie pancernymi, lecz petyhorcami, bo mało który z nich kolczugę zakładał, za to ka</text:span><text:span text:style-name="T6">ż</text:span><text:span text:style-name="T6">dy z nich wozi</text:span><text:span text:style-name="T6">ł</text:span><text:span text:style-name="T6"> ze sob</text:span><text:span text:style-name="T6">ą</text:span><text:span text:style-name="T6"> rohatyn</text:span><text:span text:style-name="T6">ę</text:span><text:span text:style-name="T6">.</text:span></text:p>
      <text:p text:style-name="P11"><text:span text:style-name="T6">Szymon z Janem i inszymi wojakami z Korony </text:span><text:span text:style-name="T6">często brali udział w podjazdach wraz</text:span><text:span text:style-name="T6"> z dragonami Radziwi</text:span><text:span text:style-name="T6">łł</text:span><text:span text:style-name="T6">a, Dubie</text:span><text:span text:style-name="T6">ń</text:span><text:span text:style-name="T6">ski ob</text:span><text:span text:style-name="T6">ó</text:span><text:span text:style-name="T6">z w </text:span><text:span text:style-name="T6">ż</text:span><text:span text:style-name="T6">ywno</text:span><text:span text:style-name="T6">ść</text:span><text:span text:style-name="T6"> zaopatruj</text:span><text:span text:style-name="T6">ą</text:span><text:span text:style-name="T6">c i ch</text:span><text:span text:style-name="T6">ł</text:span><text:span text:style-name="T6">opki okoliczne ba</text:span><text:span text:style-name="T6">ł</text:span><text:span text:style-name="T6">amuc</text:span><text:span text:style-name="T6">ą</text:span><text:span text:style-name="T6">c. Zanim jednak ch</text:span><text:span text:style-name="T6">ł</text:span><text:span text:style-name="T6">opi okoliczni prawdziwie rozgniewa</text:span><text:span text:style-name="T6">ć</text:span><text:span text:style-name="T6"> si</text:span><text:span text:style-name="T6">ę</text:span><text:span text:style-name="T6"> zd</text:span><text:span text:style-name="T6">ąż</text:span><text:span text:style-name="T6">yli, ob</text:span><text:span text:style-name="T6">ó</text:span><text:span text:style-name="T6">z zwini</text:span><text:span text:style-name="T6">ę</text:span><text:span text:style-name="T6">to i wyruszono na po</text:span><text:span text:style-name="T6">ł</text:span><text:span text:style-name="T6">udnie, naprzeciw wojskom koronnym. Szymon po raz pierwszy ujrza</text:span><text:span text:style-name="T6">ł</text:span><text:span text:style-name="T6"> Ukrain</text:span><text:span text:style-name="T6">ę</text:span><text:span text:style-name="T6">.</text:span></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o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o nie forteca, jeno ob<text:span text:style-name="T6">ó</text:span>z warowny dla wojsk na noc. Dla większej wojsk ilości żeśmy przygotowali, połączyć nam się trzeba nim na nieprzyjaciela ruszym.</text:p>
      <text:p text:style-name="P8">Tego wieczora do obozu wmaszerowały wojska z Litwy przybyłe.</text:p>
      <text:p text:style-name="P9">Przybycie Sobieskiego pod Bar</text:p>
      <text:p text:style-name="P9">Kapitulacja Baru - Lipkowie przechodz<text:span text:style-name="T6">ą</text:span> na stron<text:span text:style-name="T6">ę</text:span> polsk<text:span text:style-name="T6">ą</text:span></text:p>
      <text:p text:style-name="P6"/>
      <text:h text:style-name="P14" text:outline-level="2"><text:soft-page-break/>Rozdział IV</text:h>
      <text:p text:style-name="P9">Tymczasem w Stambule</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1-10T07:02:49.24</dc:date>
    <meta:editing-cycles>850</meta:editing-cycles>
    <meta:editing-duration>P2DT4H34M8S</meta:editing-duration>
    <meta:document-statistic meta:table-count="0" meta:image-count="0" meta:object-count="0" meta:page-count="15" meta:paragraph-count="139" meta:word-count="7175" meta:character-count="48585"/>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